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e534"/>
    </style:style>
    <style:style style:name="P2" style:family="paragraph" style:parent-style-name="Standard">
      <style:text-properties officeooo:rsid="001fe534" officeooo:paragraph-rsid="001fe534"/>
    </style:style>
    <style:style style:name="P3" style:family="paragraph" style:parent-style-name="Text_20_body">
      <style:paragraph-properties fo:text-align="center" style:justify-single-word="false"/>
      <style:text-properties officeooo:paragraph-rsid="002733c4"/>
    </style:style>
    <style:style style:name="P4" style:family="paragraph" style:parent-style-name="Heading_20_1">
      <style:paragraph-properties fo:text-align="center" style:justify-single-word="false"/>
      <style:text-properties officeooo:paragraph-rsid="002733c4"/>
    </style:style>
    <style:style style:name="P5" style:family="paragraph" style:parent-style-name="Standard" style:list-style-name="L1">
      <style:text-properties officeooo:paragraph-rsid="001fe534"/>
    </style:style>
    <style:style style:name="P6" style:family="paragraph" style:parent-style-name="Standard" style:list-style-name="L1">
      <style:text-properties officeooo:rsid="001fe534" officeooo:paragraph-rsid="001fe534"/>
    </style:style>
    <style:style style:name="P7" style:family="paragraph" style:parent-style-name="Standard" style:list-style-name="L2">
      <style:text-properties officeooo:rsid="001fe534" officeooo:paragraph-rsid="0021209a"/>
    </style:style>
    <style:style style:name="P8" style:family="paragraph" style:parent-style-name="Standard" style:list-style-name="L2">
      <style:text-properties officeooo:rsid="001fe534" officeooo:paragraph-rsid="001fe534"/>
    </style:style>
    <style:style style:name="P9" style:family="paragraph" style:parent-style-name="Standard" style:list-style-name="L4">
      <style:text-properties officeooo:rsid="001fe534" officeooo:paragraph-rsid="001fe534"/>
    </style:style>
    <style:style style:name="P10" style:family="paragraph" style:parent-style-name="Standard" style:list-style-name="L5">
      <style:text-properties officeooo:rsid="001fe534" officeooo:paragraph-rsid="001fe534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paragraph-rsid="0025563f"/>
    </style:style>
    <style:style style:name="P13" style:family="paragraph" style:parent-style-name="Standard" style:list-style-name="L3">
      <style:text-properties officeooo:rsid="0022fc2f"/>
    </style:style>
    <style:style style:name="P14" style:family="paragraph" style:parent-style-name="Standard" style:list-style-name="L6">
      <style:text-properties officeooo:rsid="0022fc2f" officeooo:paragraph-rsid="0028a938"/>
    </style:style>
    <style:style style:name="P15" style:family="paragraph" style:parent-style-name="Standard" style:list-style-name="L7">
      <style:text-properties officeooo:rsid="0022fc2f" officeooo:paragraph-rsid="002a8db0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officeooo:paragraph-rsid="0028a938"/>
    </style:style>
    <style:style style:name="P18" style:family="paragraph" style:parent-style-name="Standard" style:list-style-name="L5">
      <style:text-properties officeooo:paragraph-rsid="0025563f"/>
    </style:style>
    <style:style style:name="P19" style:family="paragraph" style:parent-style-name="Standard" style:list-style-name="L5">
      <style:text-properties officeooo:paragraph-rsid="0028a938"/>
    </style:style>
    <style:style style:name="P20" style:family="paragraph" style:parent-style-name="Standard" style:list-style-name="L6"/>
    <style:style style:name="P21" style:family="paragraph" style:parent-style-name="Standard" style:list-style-name="L6">
      <style:text-properties officeooo:paragraph-rsid="0028a938"/>
    </style:style>
    <style:style style:name="P22" style:family="paragraph" style:parent-style-name="Standard" style:list-style-name="L6">
      <style:text-properties officeooo:rsid="0021209a" officeooo:paragraph-rsid="0021209a"/>
    </style:style>
    <style:style style:name="P23" style:family="paragraph" style:parent-style-name="Standard" style:list-style-name="L7">
      <style:text-properties officeooo:rsid="0021209a" officeooo:paragraph-rsid="0021209a"/>
    </style:style>
    <style:style style:name="P24" style:family="paragraph" style:parent-style-name="Standard" style:list-style-name="L7">
      <style:text-properties officeooo:rsid="0021209a" officeooo:paragraph-rsid="0027675d"/>
    </style:style>
    <style:style style:name="P25" style:family="paragraph" style:parent-style-name="Standard" style:list-style-name="L8">
      <style:text-properties officeooo:rsid="0021209a" officeooo:paragraph-rsid="0021209a"/>
    </style:style>
    <style:style style:name="T1" style:family="text">
      <style:text-properties officeooo:rsid="001fe534"/>
    </style:style>
    <style:style style:name="T2" style:family="text">
      <style:text-properties style:font-name="Liberation Sans" fo:font-size="14.1000003814697pt" fo:font-weight="bold" officeooo:rsid="001fe534" style:font-name-asian="Microsoft YaHei" style:font-size-asian="14.1000003814697pt" style:font-weight-asian="bold" style:font-name-complex="Arial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25563f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1fe534" style:font-name-asian="Microsoft YaHei" style:font-size-asian="14.1000003814697pt" style:font-weight-asian="bold" style:font-name-complex="Arial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27675d" style:font-name-asian="Microsoft YaHei" style:font-size-asian="14.1000003814697pt" style:font-weight-asian="bold" style:font-name-complex="Arial" style:font-size-complex="14.1000003814697pt" style:font-weight-complex="bold"/>
    </style:style>
    <style:style style:name="T6" style:family="text">
      <style:text-properties officeooo:rsid="0021209a"/>
    </style:style>
    <style:style style:name="T7" style:family="text">
      <style:text-properties officeooo:rsid="0021be0a"/>
    </style:style>
    <style:style style:name="T8" style:family="text">
      <style:text-properties officeooo:rsid="0022fc2f"/>
    </style:style>
    <style:style style:name="T9" style:family="text">
      <style:text-properties officeooo:rsid="0025563f"/>
    </style:style>
    <style:style style:name="T10" style:family="text">
      <style:text-properties officeooo:rsid="002733c4"/>
    </style:style>
    <style:style style:name="T11" style:family="text">
      <style:text-properties officeooo:rsid="0027675d"/>
    </style:style>
    <style:style style:name="T12" style:family="text">
      <style:text-properties officeooo:rsid="0028a938"/>
    </style:style>
    <style:style style:name="T13" style:family="text">
      <style:text-properties officeooo:rsid="002a8d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Description of </text:span>Attributes</text:h>
      <text:p text:style-name="P3">Randomly Assigned 6</text:p>
      <text:h text:style-name="Heading_20_3" text:outline-level="3"><text:span text:style-name="T2">User</text:span> <text:span text:style-name="T1">Attributes:</text:span></text:h>
      <text:list xml:id="list632307019" text:style-name="L1">
        <text:list-item>
          <text:p text:style-name="P5">Account <text:span text:style-name="T1">Id</text:span></text:p>
          <text:list>
            <text:list-item>
              <text:p text:style-name="P5"><text:span text:style-name="T1">S</text:span>urrogate key to identify each account. <text:span text:style-name="T1">Domain is all sequences of 26 characters.</text:span></text:p>
            </text:list-item>
          </text:list>
        </text:list-item>
        <text:list-item>
          <text:p text:style-name="P6">Name</text:p>
          <text:list>
            <text:list-item>
              <text:p text:style-name="P5"><text:span text:style-name="T1">Name of a registered user. <text:s/>Domain is all sequences of 15 characters.</text:span></text:p>
            </text:list-item>
          </text:list>
        </text:list-item>
        <text:list-item>
          <text:p text:style-name="P6">Pass</text:p>
          <text:list>
            <text:list-item>
              <text:p text:style-name="P6"><text:span text:style-name="T12">P</text:span>assword for the user. Domain is all sequences of 32 characters.</text:p>
            </text:list-item>
          </text:list>
        </text:list-item>
      </text:list>
      <text:p text:style-name="Standard"/>
      <text:h text:style-name="Heading_20_3" text:outline-level="3">Weight <text:span text:style-name="T1">Attributes</text:span>:</text:h>
      <text:list xml:id="list4633399" text:style-name="L2">
        <text:list-item>
          <text:p text:style-name="P7">Pounds</text:p>
          <text:list>
            <text:list-item>
              <text:p text:style-name="P8">Weight, in pounds, for a given user, date, and time. Domain is the set of <text:span text:style-name="T9">unsigned </text:span>4-byte integers.</text:p>
            </text:list-item>
          </text:list>
        </text:list-item>
      </text:list>
      <text:p text:style-name="Standard"/>
      <text:h text:style-name="Heading_20_3" text:outline-level="3">Workout Attributes:</text:h>
      <text:list xml:id="list2194944405" text:style-name="L3">
        <text:list-item>
          <text:p text:style-name="P11"><text:span text:style-name="T8">I</text:span>ntensity</text:p>
          <text:list>
            <text:list-item>
              <text:p text:style-name="P11">A <text:span text:style-name="T1">level</text:span> representing how vigorously the user <text:span text:style-name="T12">worked out</text:span>. <text:span text:style-name="T1">Valid inputs are Light, Normal, and Heavy.</text:span></text:p>
            </text:list-item>
          </text:list>
        </text:list-item>
        <text:list-item>
          <text:p text:style-name="P13">Length</text:p>
          <text:list>
            <text:list-item>
              <text:p text:style-name="P12"><text:span text:style-name="T8">H</text:span>ow long the user did the workout fo<text:span text:style-name="T1">r in minutes. Domain is the set of unsigned 4-byte integers.</text:span></text:p>
            </text:list-item>
          </text:list>
        </text:list-item>
      </text:list>
      <text:p text:style-name="P2"/>
      <text:h text:style-name="Heading_20_3" text:outline-level="3"><text:span text:style-name="T1">Exercise Attributes</text:span>:</text:h>
      <text:list xml:id="list1714352402" text:style-name="L4">
        <text:list-item>
          <text:p text:style-name="P16"><text:span text:style-name="T8">N</text:span>ame</text:p>
          <text:list>
            <text:list-item>
              <text:p text:style-name="P16">The name of a<text:span text:style-name="T12">n exercise</text:span> is <text:span text:style-name="T1">used to identify it. Domain is any name less than 16 characters.</text:span></text:p>
            </text:list-item>
          </text:list>
        </text:list-item>
        <text:list-item>
          <text:p text:style-name="P9"><text:span text:style-name="T8">T</text:span>ype</text:p>
          <text:list>
            <text:list-item>
              <text:p text:style-name="P9">The category of the exercise. Examples include cardio and body weight. Can be null.</text:p>
            </text:list-item>
          </text:list>
        </text:list-item>
        <text:list-item>
          <text:p text:style-name="P9">Calories burned/<text:span text:style-name="T10">hour</text:span></text:p>
          <text:list>
            <text:list-item>
              <text:p text:style-name="P17"><text:span text:style-name="T1">The number of calories burned per hour while performing the exercise. The domain is the set of rational numbers with up to 2 decimal places and with 10 digits or less.</text:span></text:p>
            </text:list-item>
          </text:list>
        </text:list-item>
      </text:list>
      <text:h text:style-name="Heading_20_3" text:outline-level="3">Eat <text:span text:style-name="T1">Attributes:</text:span></text:h>
      <text:list xml:id="list3188249747" text:style-name="L5">
        <text:list-item>
          <text:p text:style-name="P10">Amount Eaten</text:p>
          <text:list>
            <text:list-item>
              <text:p text:style-name="P19"><text:span text:style-name="T1">The amount of servings that were eaten. The domain is the set of rational numbers with up to 2 decimal places and with 10 digits or less.</text:span></text:p>
              <text:p text:style-name="P18"/>
            </text:list-item>
          </text:list>
        </text:list-item>
      </text:list>
      <text:p text:style-name="P1"/>
      <text:h text:style-name="Heading_20_3" text:outline-level="3"><text:soft-page-break/><text:span text:style-name="T2">T</text:span><text:span text:style-name="T5">asty</text:span><text:span text:style-name="T11"> Attributes</text:span>:</text:h>
      <text:list xml:id="list3517836322" text:style-name="L6">
        <text:list-item>
          <text:p text:style-name="P20"><text:span text:style-name="T7">N</text:span>ame</text:p>
          <text:list>
            <text:list-item>
              <text:p text:style-name="P20"><text:span text:style-name="T11">T</text:span>he food/beverage name can be used to identify it. <text:span text:style-name="T6">Domain is all sequences of characters.</text:span></text:p>
            </text:list-item>
          </text:list>
        </text:list-item>
        <text:list-item>
          <text:p text:style-name="P22">Calories per servings</text:p>
          <text:list>
            <text:list-item>
              <text:p text:style-name="P21"><text:span text:style-name="T8">Calories per serving of the edible item. The domain is the set of rational numbers with up to 2 decimal places and with 10 digits or less.</text:span></text:p>
            </text:list-item>
          </text:list>
        </text:list-item>
        <text:list-item>
          <text:p text:style-name="P22">Grams of fat</text:p>
          <text:list>
            <text:list-item>
              <text:p text:style-name="P21"><text:span text:style-name="T8">Grams of fat in each serving of the edible item. The domain is the set of rational numbers with up to 2 decimal places and with 10 digits or less. Can be null.</text:span></text:p>
            </text:list-item>
          </text:list>
        </text:list-item>
        <text:list-item>
          <text:p text:style-name="P22">Grams of protein</text:p>
          <text:list>
            <text:list-item>
              <text:p text:style-name="P14">Grams of protein in each serving of the edible item. The domain is the set of rational numbers with up to 2 decimal places and with 10 digits or less. Can be null.</text:p>
            </text:list-item>
          </text:list>
        </text:list-item>
        <text:list-item>
          <text:p text:style-name="P22"><text:span text:style-name="T8">G</text:span>rams of carbohydrates</text:p>
          <text:list>
            <text:list-item>
              <text:p text:style-name="P14">Grams of carbohydrates in each serving of the edible item. The domain is the set of rational numbers with up to 2 decimal places and with 10 digits or less. Can be null.</text:p>
            </text:list-item>
          </text:list>
        </text:list-item>
      </text:list>
      <text:h text:style-name="Heading_20_3" text:outline-level="3">Contains <text:span text:style-name="T7">A</text:span>ttributes:</text:h>
      <text:list xml:id="list4037053574" text:style-name="L7">
        <text:list-item>
          <text:p text:style-name="P23">Amount</text:p>
          <text:list>
            <text:list-item>
              <text:p text:style-name="P24">The amount, in grams, <text:s/>of the chemical that is in a serving of the edible item. <text:span text:style-name="T8">The domain is the set of rational numbers with up to 2 decimal places and with 10 digits or less.</text:span></text:p>
            </text:list-item>
          </text:list>
        </text:list-item>
      </text:list>
      <text:h text:style-name="Heading_20_3" text:outline-level="3"><text:span text:style-name="T6">M</text:span>icronutrient/<text:span text:style-name="T6">C</text:span>hemicals <text:span text:style-name="T6">A</text:span>ttributes:</text:h>
      <text:list xml:id="list192612484618822" text:continue-numbering="true" text:style-name="L7">
        <text:list-item>
          <text:p text:style-name="P23">Name</text:p>
          <text:list>
            <text:list-item>
              <text:p text:style-name="P23"><text:span text:style-name="T8">T</text:span>he name of the chemical is used to identify it. Domain is all sequences of 15 characters.</text:p>
            </text:list-item>
          </text:list>
        </text:list-item>
        <text:list-item>
          <text:p text:style-name="P23">Recommended daily amount </text:p>
          <text:list>
            <text:list-item>
              <text:p text:style-name="P15">The <text:span text:style-name="T13">recommended daily amount </text:span>for the chemical in grams. The domain is the set of rational numbers with up to 2 decimal places and with 10 digits or less. Can be null.</text:p>
            </text:list-item>
          </text:list>
        </text:list-item>
      </text:list>
      <text:h text:style-name="Heading_20_3" text:outline-level="3">Date <text:span text:style-name="T3">A</text:span>ttributes:</text:h>
      <text:list xml:id="list1553642097" text:style-name="L8">
        <text:list-item>
          <text:p text:style-name="P25"><text:span text:style-name="T8">T</text:span>ime</text:p>
          <text:list>
            <text:list-item>
              <text:p text:style-name="P25">The time of day. Used to identify relationships. Domain is all valid time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7T14:22:18.025000000</meta:creation-date>
    <dc:date>2020-12-02T19:26:11.867000000</dc:date>
    <meta:editing-duration>PT4H20M56S</meta:editing-duration>
    <meta:editing-cycles>9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50" meta:word-count="512" meta:character-count="2664" meta:non-whitespace-character-count="2237"/>
  </office:meta>
</office:document-meta>
</file>